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Calibri Light" svg:font-family="'Calibri Light'" style:font-adornments="Regular" style:font-family-generic="swiss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-0.012cm" fo:margin-top="0.3cm" fo:margin-bottom="0.3cm" loext:contextual-spacing="false" fo:line-height="115%" fo:text-align="justify" style:justify-single-word="false" fo:text-indent="0cm" style:auto-text-indent="false" style:writing-mode="lr-tb"/>
      <style:text-properties style:font-name="Cambria" fo:font-size="13pt" officeooo:rsid="0010a177" officeooo:paragraph-rsid="002931c1" style:font-size-asian="13pt" style:font-size-complex="13pt"/>
    </style:style>
    <style:style style:name="P3" style:family="paragraph" style:parent-style-name="List_20_Paragraph">
      <style:paragraph-properties fo:margin-left="0cm" fo:margin-right="-0.012cm" fo:margin-top="0.199cm" fo:margin-bottom="0.199cm" loext:contextual-spacing="false" fo:line-height="115%" fo:text-align="justify" style:justify-single-word="false" fo:text-indent="0cm" style:auto-text-indent="false" style:writing-mode="lr-tb"/>
      <style:text-properties fo:font-size="13pt" style:font-size-asian="13pt" style:font-size-complex="13pt"/>
    </style:style>
    <style:style style:name="P4" style:family="paragraph" style:parent-style-name="List_20_Paragraph">
      <style:paragraph-properties fo:margin-left="0cm" fo:margin-right="-0.012cm" fo:margin-top="0.199cm" fo:margin-bottom="0.199cm" loext:contextual-spacing="false" fo:line-height="115%" fo:text-align="justify" style:justify-single-word="false" fo:text-indent="0cm" style:auto-text-indent="false" style:writing-mode="lr-tb"/>
      <style:text-properties style:font-name="Cambria" fo:font-size="13pt" officeooo:paragraph-rsid="002cd92c" style:font-size-asian="13pt" style:font-size-complex="13pt"/>
    </style:style>
    <style:style style:name="P5" style:family="paragraph" style:parent-style-name="List_20_Paragraph">
      <style:paragraph-properties fo:margin-left="0cm" fo:margin-right="-0.012cm" fo:margin-top="0.199cm" fo:margin-bottom="0.199cm" loext:contextual-spacing="false" fo:line-height="115%" fo:text-align="justify" style:justify-single-word="false" fo:text-indent="0cm" style:auto-text-indent="false" style:writing-mode="lr-tb"/>
      <style:text-properties style:font-name="Cambria" fo:font-size="13pt" fo:font-weight="bold" officeooo:paragraph-rsid="00379c16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left="0cm" fo:margin-right="0.476cm" fo:margin-top="0.3cm" fo:margin-bottom="0.3cm" loext:contextual-spacing="false" fo:line-height="115%" fo:text-align="justify" style:justify-single-word="false" fo:text-indent="0cm" style:auto-text-indent="false" style:writing-mode="lr-tb"/>
      <style:text-properties officeooo:paragraph-rsid="002a5b61"/>
    </style:style>
    <style:style style:name="P7" style:family="paragraph" style:parent-style-name="Standard">
      <style:paragraph-properties fo:margin-left="0cm" fo:margin-right="0.476cm" fo:margin-top="0.3cm" fo:margin-bottom="0.3cm" loext:contextual-spacing="false" fo:line-height="115%" fo:text-align="justify" style:justify-single-word="false" fo:text-indent="0cm" style:auto-text-indent="false" style:writing-mode="lr-tb"/>
      <style:text-properties officeooo:paragraph-rsid="0037ab51"/>
    </style:style>
    <style:style style:name="P8" style:family="paragraph" style:parent-style-name="Standard">
      <style:paragraph-properties fo:margin-left="0cm" fo:margin-right="0.476cm" fo:margin-top="0.3cm" fo:margin-bottom="0.3cm" loext:contextual-spacing="false" fo:line-height="115%" fo:text-align="justify" style:justify-single-word="false" fo:text-indent="0cm" style:auto-text-indent="false" style:writing-mode="lr-tb"/>
      <style:text-properties style:font-name="Cambria" fo:font-size="13pt" officeooo:paragraph-rsid="0037ab51" style:font-size-asian="13pt" style:font-size-complex="13pt"/>
    </style:style>
    <style:style style:name="P9" style:family="paragraph" style:parent-style-name="Standard">
      <style:paragraph-properties fo:margin-left="1.501cm" fo:margin-right="0cm" fo:margin-top="0.101cm" fo:margin-bottom="0.101cm" loext:contextual-spacing="false" fo:line-height="115%" fo:text-indent="-1.501cm" style:auto-text-indent="false" style:writing-mode="lr-tb"/>
      <style:text-properties style:font-name="Cambria" fo:font-size="13pt" style:font-size-asian="13pt" style:font-size-complex="13pt"/>
    </style:style>
    <style:style style:name="P10" style:family="paragraph" style:parent-style-name="Default">
      <style:paragraph-properties fo:margin-top="0.3cm" fo:margin-bottom="0.3cm" loext:contextual-spacing="false" fo:line-height="115%" fo:text-align="start" style:justify-single-word="false" style:writing-mode="lr-tb"/>
      <style:text-properties style:font-name="Cambria" fo:font-size="14pt" officeooo:paragraph-rsid="0018a748" style:font-size-asian="14pt" style:font-size-complex="14pt"/>
    </style:style>
    <style:style style:name="P11" style:family="paragraph" style:parent-style-name="Standard">
      <style:paragraph-properties fo:margin-left="0cm" fo:margin-right="0.3cm" fo:margin-top="0.3cm" fo:margin-bottom="0.3cm" loext:contextual-spacing="false" fo:line-height="115%" fo:text-align="justify" style:justify-single-word="false" fo:text-indent="0cm" style:auto-text-indent="false" style:writing-mode="lr-tb"/>
      <style:text-properties style:font-name="Cambria" fo:font-size="13pt" officeooo:paragraph-rsid="002e33cc" style:font-size-asian="13pt" style:font-size-complex="13pt"/>
    </style:style>
    <style:style style:name="P12" style:family="paragraph" style:parent-style-name="Horizontal_20_Line">
      <style:paragraph-properties fo:margin-top="0.6cm" fo:margin-bottom="0.3cm" loext:contextual-spacing="false" fo:line-height="115%" style:writing-mode="lr-tb"/>
      <style:text-properties style:font-name="Calibri Light" fo:font-size="18pt" officeooo:paragraph-rsid="002931c1" style:font-size-asian="18pt" style:font-size-complex="18pt"/>
    </style:style>
    <style:style style:name="P13" style:family="paragraph" style:parent-style-name="List_20_Paragraph">
      <style:paragraph-properties fo:margin-left="0cm" fo:margin-right="0cm" fo:margin-top="0.199cm" fo:margin-bottom="0.199cm" loext:contextual-spacing="false" fo:line-height="115%" fo:text-align="justify" style:justify-single-word="false" fo:text-indent="0cm" style:auto-text-indent="false" style:writing-mode="lr-tb"/>
      <style:text-properties fo:font-size="13pt" style:font-size-asian="13pt" style:font-size-complex="13pt"/>
    </style:style>
    <style:style style:name="P14" style:family="paragraph" style:parent-style-name="List_20_Paragraph">
      <style:paragraph-properties fo:margin-left="0cm" fo:margin-right="0cm" fo:margin-top="0.199cm" fo:margin-bottom="0.199cm" loext:contextual-spacing="false" fo:line-height="115%" fo:text-align="justify" style:justify-single-word="false" fo:text-indent="0cm" style:auto-text-indent="false" style:writing-mode="lr-tb"/>
      <style:text-properties style:font-name="Cambria" fo:font-size="13pt" fo:font-weight="normal" style:font-size-asian="13pt" style:font-weight-asian="normal" style:font-size-complex="13pt" style:font-weight-complex="normal"/>
    </style:style>
    <style:style style:name="P15" style:family="paragraph" style:parent-style-name="List_20_Paragraph">
      <style:paragraph-properties fo:margin-left="0cm" fo:margin-right="0cm" fo:margin-top="0.199cm" fo:margin-bottom="0.199cm" loext:contextual-spacing="false" fo:line-height="115%" fo:text-align="justify" style:justify-single-word="false" fo:text-indent="0cm" style:auto-text-indent="false" style:writing-mode="lr-tb"/>
      <style:text-properties style:font-name="Cambria" fo:font-size="13pt" fo:font-weight="normal" officeooo:rsid="0018a748" officeooo:paragraph-rsid="0018a748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margin-top="0.6cm" fo:margin-bottom="0.3cm" loext:contextual-spacing="false" fo:line-height="115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 Light" fo:font-size="18pt" fo:font-style="normal" style:text-underline-style="none" fo:font-weight="normal" officeooo:rsid="003aed7b" officeooo:paragraph-rsid="003aed7b" style:text-blinking="false" fo:background-color="transparent" style:font-name-asian="Batang" style:font-size-asian="18pt" style:font-weight-asian="normal" style:font-size-complex="18pt" style:font-weight-complex="bold"/>
    </style:style>
    <style:style style:name="P17" style:family="paragraph" style:parent-style-name="Standard">
      <style:paragraph-properties fo:margin-top="0.6cm" fo:margin-bottom="0.3cm" loext:contextual-spacing="false" fo:line-height="115%" style:writing-mode="lr-tb"/>
      <style:text-properties style:font-name="Cambria" officeooo:paragraph-rsid="0035a92b"/>
    </style:style>
    <style:style style:name="P18" style:family="paragraph" style:parent-style-name="Standard" style:master-page-name="Standard">
      <style:paragraph-properties fo:margin-top="0.6cm" fo:margin-bottom="0.3cm" loext:contextual-spacing="false" fo:line-height="115%" style:page-number="auto" style:writing-mode="lr-tb"/>
      <style:text-properties style:font-name="Cambria" officeooo:paragraph-rsid="0035a92b"/>
    </style:style>
    <style:style style:name="P19" style:family="paragraph" style:parent-style-name="Standard" style:list-style-name="L1">
      <style:paragraph-properties fo:margin-top="0.3cm" fo:margin-bottom="0.3cm" loext:contextual-spacing="false" fo:line-height="115%" fo:text-align="justify" style:justify-single-word="false" style:writing-mode="lr-tb"/>
      <style:text-properties officeooo:paragraph-rsid="002e33cc"/>
    </style:style>
    <style:style style:name="P20" style:family="paragraph" style:parent-style-name="Standard" style:list-style-name="L2">
      <style:paragraph-properties fo:margin-top="0.3cm" fo:margin-bottom="0.3cm" loext:contextual-spacing="false" fo:line-height="115%" fo:text-align="justify" style:justify-single-word="false" style:writing-mode="lr-tb"/>
      <style:text-properties officeooo:paragraph-rsid="002e33cc"/>
    </style:style>
    <style:style style:name="P21" style:family="paragraph" style:parent-style-name="Standard" style:list-style-name="L1">
      <style:paragraph-properties fo:margin-top="0.3cm" fo:margin-bottom="0.3cm" loext:contextual-spacing="false" fo:line-height="115%" fo:text-align="justify" style:justify-single-word="false" style:writing-mode="lr-tb"/>
      <style:text-properties officeooo:rsid="0037ab51" officeooo:paragraph-rsid="0037ab51"/>
    </style:style>
    <style:style style:name="P22" style:family="paragraph" style:parent-style-name="Standard" style:list-style-name="L2">
      <style:paragraph-properties fo:margin-top="0.3cm" fo:margin-bottom="0.3cm" loext:contextual-spacing="false" fo:line-height="115%" fo:text-align="justify" style:justify-single-word="false" style:writing-mode="lr-tb"/>
      <style:text-properties style:font-name="Cambria" fo:font-size="13pt" officeooo:paragraph-rsid="0037ab51" style:font-size-asian="13pt" style:font-size-complex="13pt"/>
    </style:style>
    <style:style style:name="P23" style:family="paragraph" style:parent-style-name="Standard">
      <style:paragraph-properties fo:margin-left="0cm" fo:margin-right="0.3cm" fo:margin-top="0.3cm" fo:margin-bottom="0.3cm" loext:contextual-spacing="false" fo:line-height="115%" fo:text-align="justify" style:justify-single-word="false" fo:text-indent="0cm" style:auto-text-indent="false" style:writing-mode="lr-tb"/>
      <style:text-properties style:font-name="Cambria" fo:font-size="13pt" fo:font-weight="bold" officeooo:rsid="003a43bf" officeooo:paragraph-rsid="003a43bf" style:font-size-asian="13pt" style:font-weight-asian="bold" style:font-size-complex="13pt" style:font-weight-complex="bold"/>
    </style:style>
    <style:style style:name="P24" style:family="paragraph" style:parent-style-name="Standard">
      <style:paragraph-properties fo:margin-left="0cm" fo:margin-right="0.476cm" fo:margin-top="0.3cm" fo:margin-bottom="0.3cm" loext:contextual-spacing="false" fo:line-height="115%" fo:text-align="justify" style:justify-single-word="false" fo:text-indent="0cm" style:auto-text-indent="false" style:writing-mode="lr-tb"/>
      <style:text-properties style:font-name="Cambria" fo:font-size="13pt" officeooo:paragraph-rsid="003b1c99" style:font-size-asian="13pt" style:font-size-complex="13pt"/>
    </style:style>
    <style:style style:name="P25" style:family="paragraph" style:parent-style-name="Standard">
      <style:paragraph-properties fo:margin-left="0cm" fo:margin-right="0.476cm" fo:margin-top="0.3cm" fo:margin-bottom="0.3cm" loext:contextual-spacing="false" fo:line-height="115%" fo:text-align="justify" style:justify-single-word="false" fo:text-indent="0cm" style:auto-text-indent="false" style:writing-mode="lr-tb"/>
      <style:text-properties officeooo:paragraph-rsid="003b1c99"/>
    </style:style>
    <style:style style:name="P26" style:family="paragraph" style:parent-style-name="Header">
      <style:paragraph-properties fo:text-align="end" style:justify-single-word="false"/>
      <style:text-properties style:font-name="Cambria" fo:font-size="20pt" fo:font-weight="normal" style:font-size-asian="20pt" style:font-weight-asian="normal" style:font-size-complex="20pt"/>
    </style:style>
    <style:style style:name="P27" style:family="paragraph" style:parent-style-name="Default">
      <style:paragraph-properties fo:margin-top="0.499cm" fo:margin-bottom="0.3cm" loext:contextual-spacing="false" fo:line-height="115%" fo:text-align="start" style:justify-single-word="false" style:writing-mode="lr-tb"/>
      <style:text-properties style:font-name="Cambria" fo:font-size="14pt" fo:font-weight="bold" officeooo:paragraph-rsid="0018a748" style:font-name-asian="Times1" style:font-size-asian="14pt" style:font-weight-asian="bold" style:font-size-complex="14pt" style:font-weight-complex="bold"/>
    </style:style>
    <style:style style:name="P28" style:family="paragraph" style:parent-style-name="Default">
      <style:paragraph-properties fo:margin-left="0cm" fo:margin-right="0.48cm" fo:margin-top="0.499cm" fo:margin-bottom="0.3cm" loext:contextual-spacing="false" fo:line-height="115%" fo:text-align="justify" style:justify-single-word="false" fo:text-indent="0cm" style:auto-text-indent="false" style:writing-mode="lr-tb"/>
      <style:text-properties style:font-name="Cambria" fo:font-size="14pt" fo:font-weight="bold" officeooo:paragraph-rsid="003b1c99" style:font-name-asian="Times1" style:font-size-asian="14pt" style:font-weight-asian="bold" style:font-size-complex="14pt" style:font-weight-complex="bold"/>
    </style:style>
    <style:style style:name="P29" style:family="paragraph" style:parent-style-name="Default">
      <style:paragraph-properties fo:margin-left="0cm" fo:margin-right="0.476cm" fo:margin-top="0.499cm" fo:margin-bottom="0.3cm" loext:contextual-spacing="false" fo:line-height="115%" fo:text-align="start" style:justify-single-word="false" fo:text-indent="0cm" style:auto-text-indent="false" style:writing-mode="lr-tb"/>
      <style:text-properties style:font-name="Cambria" fo:font-size="14pt" fo:font-weight="bold" style:font-name-asian="Times1" style:font-size-asian="14pt" style:font-weight-asian="bold" style:font-size-complex="14pt" style:font-weight-complex="bold"/>
    </style:style>
    <style:style style:name="P30" style:family="paragraph" style:parent-style-name="Default">
      <style:paragraph-properties fo:margin-left="0cm" fo:margin-right="0.476cm" fo:margin-top="0.499cm" fo:margin-bottom="0.3cm" loext:contextual-spacing="false" fo:line-height="115%" fo:text-align="start" style:justify-single-word="false" fo:text-indent="0cm" style:auto-text-indent="false" style:writing-mode="lr-tb"/>
      <style:text-properties style:font-name="Cambria" fo:font-size="14pt" fo:font-weight="bold" officeooo:paragraph-rsid="003b1c99" style:font-name-asian="Times1" style:font-size-asian="14pt" style:font-weight-asian="bold" style:font-size-complex="14pt" style:font-weight-complex="bold"/>
    </style:style>
    <style:style style:name="P31" style:family="paragraph" style:parent-style-name="Heading_20_5">
      <style:paragraph-properties fo:margin-top="0.6cm" fo:margin-bottom="0.3cm" loext:contextual-spacing="false" fo:line-height="115%" fo:text-align="start" style:justify-single-word="false" style:writing-mode="lr-tb"/>
      <style:text-properties style:font-name="Calibri Light" fo:font-size="18pt" fo:font-weight="normal" style:font-name-asian="Batang" style:font-size-asian="18pt" style:font-weight-asian="normal" style:font-size-complex="18pt" style:font-weight-complex="bold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>
      <style:paragraph-properties fo:margin-top="0.101cm" fo:margin-bottom="0.101cm" fo:line-height="115%"/>
    </style:style>
    <style:style style:name="P34" style:family="paragraph">
      <style:paragraph-properties fo:margin-left="1.501cm" fo:margin-right="0cm" fo:margin-top="0.101cm" fo:margin-bottom="0.101cm" fo:line-height="115%" fo:text-indent="-1.498cm"/>
    </style:style>
    <style:style style:name="P35" style:family="paragraph">
      <loext:graphic-properties draw:fill="none" draw:fill-color="#ffffff"/>
      <style:paragraph-properties fo:margin-top="0.101cm" fo:margin-bottom="0.101cm" fo:line-height="115%"/>
      <style:text-properties style:font-name="Cambria" fo:font-size="13pt" style:font-size-asian="13pt" style:font-name-complex="Cambria" style:font-size-complex="13pt"/>
    </style:style>
    <style:style style:name="T1" style:family="text">
      <style:text-properties officeooo:rsid="0017a17c"/>
    </style:style>
    <style:style style:name="T2" style:family="text">
      <style:text-properties fo:color="#000000" fo:language="en" fo:country="GB" fo:font-weight="normal" style:font-name-asian="Batang" style:language-asian="en" style:country-asian="GB" style:font-weight-asian="normal" style:font-weight-complex="bold"/>
    </style:style>
    <style:style style:name="T3" style:family="text">
      <style:text-properties fo:font-weight="normal" style:font-weight-asian="normal" style:font-weight-complex="bold"/>
    </style:style>
    <style:style style:name="T4" style:family="text">
      <style:text-properties fo:font-weight="normal" officeooo:rsid="001d978c" style:font-weight-asian="normal" style:font-weight-complex="bold"/>
    </style:style>
    <style:style style:name="T5" style:family="text">
      <style:text-properties fo:font-weight="normal" officeooo:rsid="002e33cc" style:font-weight-asian="normal" style:font-weight-complex="bold"/>
    </style:style>
    <style:style style:name="T6" style:family="text">
      <style:text-properties fo:font-weight="normal" officeooo:rsid="002e4997" style:font-weight-asian="normal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0a177" style:font-weight-asian="normal" style:font-weight-complex="normal"/>
    </style:style>
    <style:style style:name="T9" style:family="text">
      <style:text-properties fo:font-weight="normal" officeooo:rsid="00379c16" style:font-weight-asian="normal" style:font-weight-complex="normal"/>
    </style:style>
    <style:style style:name="T10" style:family="text">
      <style:text-properties fo:font-weight="normal" style:font-name-asian="Times1" style:font-weight-asian="normal" style:font-weight-complex="normal"/>
    </style:style>
    <style:style style:name="T11" style:family="text">
      <style:text-properties fo:font-weight="normal" officeooo:rsid="0010a177" style:font-name-asian="Times1" style:font-weight-asian="normal" style:font-weight-complex="normal"/>
    </style:style>
    <style:style style:name="T12" style:family="text">
      <style:text-properties fo:font-weight="normal" officeooo:rsid="0018a748" style:font-name-asian="Times1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name-asian="Times1" style:font-weight-asian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a3734" style:text-blinking="false" fo:background-color="transparent" loext:char-shading-value="0" style:font-name-asian="Times1" style:font-weight-asian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7ab51" style:text-blinking="false" fo:background-color="transparent" loext:char-shading-value="0" style:font-name-asian="Times1" style:font-weight-asian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d92c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0a177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48db" style:text-blinking="false" fo:background-color="transparent" loext:char-shading-value="0" style:font-name-asian="Times1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48db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e4997" style:text-blinking="false" fo:background-color="transparent" loext:char-shading-value="0" style:font-name-asian="Times1" style:font-style-asian="normal" style:font-weight-asian="normal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 style:font-name-asian="Times1" style:font-style-asian="normal" style:font-style-complex="normal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officeooo:rsid="002cd92c" style:text-blinking="false" fo:background-color="transparent" loext:char-shading-value="0" style:font-name-asian="Times1" style:font-style-asian="normal" style:font-style-complex="normal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248db" style:text-blinking="false" fo:background-color="transparent" loext:char-shading-value="0" style:font-name-asian="Times1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a3734" style:text-blinking="false" fo:background-color="transparent" loext:char-shading-value="0" style:font-name-asian="Times1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super 58%" style:font-name="Cambria" fo:font-size="13pt" fo:font-style="normal" style:text-underline-style="none" fo:font-weight="normal" officeooo:rsid="0018a748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Cambria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Cambria" fo:font-style="normal" style:text-underline-style="none" fo:font-weight="normal" officeooo:rsid="001bb069" style:text-blinking="false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Cambria" fo:font-style="normal" style:text-underline-style="none" fo:font-weight="normal" officeooo:rsid="002e33cc" style:text-blinking="false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1248db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2e4997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2cd92c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18a748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19470c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2e33cc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37ab51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18a748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Cambria" fo:font-size="13pt" fo:font-style="normal" style:text-underline-style="none" fo:font-weight="normal" officeooo:rsid="002e33cc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Cambria" fo:font-size="13pt" fo:letter-spacing="normal" fo:font-style="normal" style:text-underline-style="none" fo:font-weight="normal" officeooo:rsid="0018a748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Cambria" fo:font-size="13pt" fo:letter-spacing="normal" fo:font-style="normal" style:text-underline-style="none" fo:font-weight="normal" officeooo:rsid="00277512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Cambria" fo:font-size="13pt" fo:letter-spacing="normal" fo:font-style="normal" style:text-underline-style="none" fo:font-weight="normal" officeooo:rsid="0037ab51" style:text-blinking="false" fo:background-color="transparent" loext:char-shading-value="0" style:font-name-asian="Times1" style:font-size-asian="13pt" style:font-style-asian="normal" style:font-weight-asian="normal" style:font-size-complex="13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1248db" style:text-blinking="false" fo:background-color="transparent" loext:char-shading-value="0" style:font-name-asian="Times1" style:font-style-asian="italic" style:font-weight-asian="bold" style:font-style-complex="italic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fo:language="en" fo:country="GB" fo:font-style="normal" style:text-underline-style="none" fo:font-weight="normal" style:text-blinking="false" fo:background-color="transparent" loext:char-shading-value="0" style:font-name-asian="Batang" style:language-asian="en" style:country-asian="GB" style:font-weight-asian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309cad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18a748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267cd4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30dee9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32546e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35a92b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37ab51" style:text-blinking="false" fo:background-color="transparent" loext:char-shading-value="0" style:font-name-asian="Times1" style:font-size-asian="13pt" style:font-weight-asian="normal" style:font-size-complex="13pt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fo:font-size="14pt" fo:font-style="italic" style:text-underline-style="none" fo:font-weight="bold" officeooo:rsid="001248db" style:text-blinking="false" fo:background-color="transparent" loext:char-shading-value="0" style:font-name-asian="Times1" style:font-size-asian="14pt" style:font-style-asian="italic" style:font-weight-asian="bold" style:font-size-complex="14pt" style:font-style-complex="italic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officeooo:rsid="0037ab51" style:text-blinking="false" fo:background-color="transparent" loext:char-shading-value="0" style:font-name-asian="Times1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officeooo:rsid="001248db" style:text-blinking="false" fo:background-color="transparent" loext:char-shading-value="0" style:font-name-asian="Times1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bold" officeooo:rsid="001248db" style:text-blinking="false" fo:background-color="transparent" loext:char-shading-value="0" style:font-name-asian="Times1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font-variant="normal" fo:text-transform="none" fo:color="#222222" style:font-name="Cambria" fo:font-size="13pt" fo:letter-spacing="normal" fo:font-style="normal" fo:font-weight="normal" style:font-name-asian="Times1" style:font-size-asian="13pt" style:font-weight-asian="normal" style:font-size-complex="13pt" style:font-weight-complex="bold"/>
    </style:style>
    <style:style style:name="T59" style:family="text">
      <style:text-properties fo:font-variant="normal" fo:text-transform="none" fo:color="#222222" style:font-name="Cambria" fo:font-size="13pt" fo:letter-spacing="normal" fo:font-style="normal" fo:font-weight="normal" officeooo:rsid="0037ab51" style:font-name-asian="Times1" style:font-size-asian="13pt" style:font-weight-asian="normal" style:font-size-complex="13pt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1bb6f3" style:font-weight-asian="bold" style:font-weight-complex="bold"/>
    </style:style>
    <style:style style:name="T62" style:family="text">
      <style:text-properties fo:font-weight="bold" officeooo:rsid="00379c16" style:font-weight-asian="bold" style:font-weight-complex="bold"/>
    </style:style>
    <style:style style:name="T63" style:family="text">
      <style:text-properties fo:font-weight="bold" style:font-name-asian="Times1" style:font-weight-asian="bold" style:font-weight-complex="bold"/>
    </style:style>
    <style:style style:name="T64" style:family="text">
      <style:text-properties fo:font-weight="bold" officeooo:rsid="0018a748" style:font-name-asian="Times1" style:font-weight-asian="bold" style:font-weight-complex="bold"/>
    </style:style>
    <style:style style:name="T65" style:family="text">
      <style:text-properties officeooo:rsid="0018a748"/>
    </style:style>
    <style:style style:name="T66" style:family="text">
      <style:text-properties style:font-name="Cambria" fo:font-weight="bold" style:font-weight-asian="bold" style:font-weight-complex="bold"/>
    </style:style>
    <style:style style:name="T67" style:family="text">
      <style:text-properties style:font-name="Cambria" fo:font-weight="bold" officeooo:rsid="002e33cc" style:font-weight-asian="bold" style:font-weight-complex="bold"/>
    </style:style>
    <style:style style:name="T68" style:family="text">
      <style:text-properties style:font-name="Cambria" fo:font-weight="normal" style:font-weight-asian="normal" style:font-weight-complex="normal"/>
    </style:style>
    <style:style style:name="T69" style:family="text">
      <style:text-properties style:font-name="Cambria" fo:font-weight="normal" officeooo:rsid="001bb6f3" style:font-weight-asian="normal" style:font-weight-complex="normal"/>
    </style:style>
    <style:style style:name="T70" style:family="text">
      <style:text-properties style:font-name="Cambria" fo:font-size="13pt" fo:font-weight="normal" style:font-name-asian="Times1" style:font-size-asian="13pt" style:font-weight-asian="normal" style:font-size-complex="13pt" style:font-weight-complex="bold"/>
    </style:style>
    <style:style style:name="T71" style:family="text">
      <style:text-properties style:font-name="Cambria" fo:font-size="13pt" fo:font-weight="normal" officeooo:rsid="0022ab7a" style:font-name-asian="Times1" style:font-size-asian="13pt" style:font-weight-asian="normal" style:font-size-complex="13pt" style:font-weight-complex="bold"/>
    </style:style>
    <style:style style:name="T72" style:family="text">
      <style:text-properties style:font-name="Cambria" fo:font-size="13pt" fo:font-weight="normal" style:font-name-asian="Times1" style:font-size-asian="13pt" style:font-weight-asian="normal" style:font-size-complex="13pt" style:font-weight-complex="normal"/>
    </style:style>
    <style:style style:name="T73" style:family="text">
      <style:text-properties style:font-name="Cambria" fo:font-size="13pt" fo:font-weight="normal" officeooo:rsid="0010a177" style:font-name-asian="Times1" style:font-size-asian="13pt" style:font-weight-asian="normal" style:font-size-complex="13pt" style:font-weight-complex="normal"/>
    </style:style>
    <style:style style:name="T74" style:family="text">
      <style:text-properties style:font-name="Cambria" fo:font-size="13pt" fo:font-weight="normal" officeooo:rsid="0022ab7a" style:font-name-asian="Times1" style:font-size-asian="13pt" style:font-weight-asian="normal" style:font-size-complex="13pt" style:font-weight-complex="normal"/>
    </style:style>
    <style:style style:name="T75" style:family="text">
      <style:text-properties style:font-name="Cambria" fo:font-size="13pt" fo:font-weight="normal" officeooo:rsid="0018a748" style:font-name-asian="Times1" style:font-size-asian="13pt" style:font-weight-asian="normal" style:font-size-complex="13pt" style:font-weight-complex="normal"/>
    </style:style>
    <style:style style:name="T76" style:family="text">
      <style:text-properties style:font-name="Cambria" fo:font-size="13pt" fo:font-weight="normal" style:font-size-asian="13pt" style:font-weight-asian="normal" style:font-size-complex="13pt" style:font-weight-complex="bold"/>
    </style:style>
    <style:style style:name="T77" style:family="text">
      <style:text-properties style:font-name="Cambria" fo:font-size="13pt" fo:font-weight="normal" officeooo:rsid="002e33cc" style:font-size-asian="13pt" style:font-weight-asian="normal" style:font-size-complex="13pt" style:font-weight-complex="bold"/>
    </style:style>
    <style:style style:name="T78" style:family="text">
      <style:text-properties style:font-name="Cambria" fo:font-size="13pt" fo:font-weight="normal" officeooo:rsid="002e4997" style:font-size-asian="13pt" style:font-weight-asian="normal" style:font-size-complex="13pt" style:font-weight-complex="bold"/>
    </style:style>
    <style:style style:name="T79" style:family="text">
      <style:text-properties officeooo:rsid="001bb6f3"/>
    </style:style>
    <style:style style:name="T80" style:family="text">
      <style:text-properties style:font-weight-complex="bold"/>
    </style:style>
    <style:style style:name="T81" style:family="text">
      <style:text-properties officeooo:rsid="0030dee9" style:font-weight-complex="bold"/>
    </style:style>
    <style:style style:name="T82" style:family="text">
      <style:text-properties fo:font-size="14pt" fo:font-weight="bold" style:font-name-asian="Times1" style:font-size-asian="14pt" style:font-weight-asian="bold" style:font-size-complex="14pt" style:font-weight-complex="bold"/>
    </style:style>
    <style:style style:name="T83" style:family="text">
      <style:text-properties officeooo:rsid="00379c16"/>
    </style:style>
    <style:style style:name="T84" style:family="text">
      <style:text-properties officeooo:rsid="003aed7b"/>
    </style:style>
    <style:style style:name="T85" style:family="text">
      <style:text-properties style:font-name="Cambria" fo:font-size="13pt" style:font-size-asian="13pt" style:font-name-complex="Cambria" style:font-size-complex="13pt"/>
    </style:style>
    <style:style style:name="T86" style:family="text">
      <style:text-properties style:font-name="Cambria" fo:font-size="13pt" fo:font-weight="bold" style:font-size-asian="13pt" style:font-weight-asian="bold" style:font-name-complex="Cambria" style:font-size-complex="13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353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513cm" fo:margin-right="0.519cm" fo:margin-top="0.192cm" fo:margin-bottom="0.17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49cm" style:run-through="foreground" style:wrap="run-through" style:number-wrapped-paragraphs="no-limit" style:wrap-contour-mode="full" style:vertical-pos="from-top" style:vertical-rel="page" style:horizontal-pos="from-left" style:horizontal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name="Shape1" draw:style-name="gr2" draw:text-style-name="P35" svg:width="6.859cm" svg:height="1.976cm" svg:x="3.194cm" svg:y="1.337cm">
        <draw:text-box>
          <text:p text:style-name="P33"><text:span text:style-name="T85">23 Lampton Road, Bristol</text:span></text:p>
          <text:p text:style-name="P34"><text:span text:style-name="T86">bernie.mason@gmail.com</text:span></text:p>
          <text:p text:style-name="P33"><text:span text:style-name="T85">07498203544</text:span></text:p>
        </draw:text-box>
      </draw:frame>
      <text:p text:style-name="P18"><text:span text:style-name="T52"/></text:p>
      <text:p text:style-name="P17"><text:span text:style-name="T52">Motivated and curious</text:span><text:span text:style-name="T46"> software developer. </text:span><text:span text:style-name="T52">W</text:span><text:span text:style-name="T47">ith 2.5 years of full time development </text:span><text:span text:style-name="T52">experience and 6 years </text:span><text:span text:style-name="T53">previously </text:span><text:span text:style-name="T52">as a scientist, I understand what it takes to solve complex problems.</text:span><text:span text:style-name="T51"> </text:span><text:span text:style-name="T52">My</text:span><text:span text:style-name="T49"> passion for </text:span><text:span text:style-name="T52">problem solving means that</text:span><text:span text:style-name="T49"> </text:span><text:span text:style-name="T52">I strive to make the best</text:span><text:span text:style-name="T47"> quality</text:span><text:span text:style-name="T48"> </text:span><text:span text:style-name="T47">applications </text:span><text:span text:style-name="T52">that I can</text:span><text:span text:style-name="T47">. </text:span><text:span text:style-name="T52">I am a strong communicator with e</text:span><text:span text:style-name="T50">xperience</text:span><text:span text:style-name="T49"> </text:span><text:span text:style-name="T52">in teaching and</text:span><text:span text:style-name="T49"> public speaking.</text:span></text:p>
      <text:h text:style-name="P31" text:outline-level="5">Skills</text:h>
      <text:p text:style-name="P3"><text:span text:style-name="T66">.Net</text:span><text:span text:style-name="T68">: </text:span><text:bookmark text:name="docs-internal-guid-e08c563d-abd4-67da-061a-e79e8e3c716b"/><text:span text:style-name="T69">C#, </text:span><text:span text:style-name="T28">Resharper, ASP.NET MVC 5, Entity Framework </text:span><text:span text:style-name="T29">(ORM)</text:span><text:span text:style-name="T28">, </text:span><text:span text:style-name="T29">N</text:span><text:span text:style-name="T30">H</text:span><text:span text:style-name="T29">ibernate (ORM), A</text:span><text:span text:style-name="T28">utomapper, Umbraco, WinForms</text:span><text:span text:style-name="T68"> </text:span></text:p>
      <text:p text:style-name="P13"><text:span text:style-name="T67">Data</text:span><text:span text:style-name="T68">: </text:span><text:bookmark text:name="docs-internal-guid-e08c563d-abd4-9b80-f08e-a5d1b5ce6c30"/><text:span text:style-name="T28">MySql, MSSQL </text:span></text:p>
      <text:p text:style-name="P14"><text:span text:style-name="T60">Source Control </text:span><text:span text:style-name="T61">and Tools</text:span>: Git, <text:span text:style-name="T79">GitHub, Octopus (CD), TeamCity (CI)</text:span></text:p>
      <text:p text:style-name="P15"><text:span text:style-name="T60">Web front end</text:span>:<text:span text:style-name="T80"> Java</text:span><text:span text:style-name="T81">S</text:span><text:span text:style-name="T80">cript, TypeScript, React and Redux</text:span></text:p>
      <text:p text:style-name="P4"><text:span text:style-name="T62">General Code</text:span><text:span text:style-name="T60">:</text:span><text:span text:style-name="T3"> </text:span><text:span text:style-name="T5">Bash</text:span><text:span text:style-name="T80">, </text:span><text:span text:style-name="T3">Python, Matlab, </text:span><text:span text:style-name="T5">LabView</text:span></text:p>
      <text:p text:style-name="P5"><text:span text:style-name="T83">Other: </text:span><text:span text:style-name="T9">Public speaking, formal writing, teaching</text:span></text:p>
      <text:p text:style-name="P16">Experience</text:p>
      <text:p text:style-name="P10"><text:span text:style-name="T63">Software Developer at </text:span><text:span text:style-name="T64">Epro</text:span><text:span text:style-name="T63"> </text:span></text:p>
      <text:p text:style-name="P7"><text:span text:style-name="T71">Bristol, UK </text:span><text:span text:style-name="T73">(</text:span><text:span text:style-name="T74">08/201</text:span><text:span text:style-name="T75">7</text:span><text:span text:style-name="T74"> – </text:span><text:span text:style-name="T75">Present</text:span><text:span text:style-name="T73">)</text:span><text:span text:style-name="T71">. </text:span><text:span text:style-name="T58">Epro is a national </text:span><text:span text:style-name="T59">healthcare</text:span><text:span text:style-name="T58"> software provider, supporting NHS hospitals with critically important applications and systems. </text:span><text:span text:style-name="T43">Epro has a strong emphasis on quality development processes with </text:span><text:span text:style-name="T42">testing, code review, code guides, </text:span><text:span text:style-name="T43">CI/CD, source control and pair programming</text:span><text:span text:style-name="T42">.</text:span><text:span text:style-name="T41"> </text:span><text:span text:style-name="T43">As such, m</text:span><text:span text:style-name="T41">y time at Epro has hugely expanded my skills and knowledge. </text:span></text:p>
      <text:p text:style-name="P23"><text:span text:style-name="T24">R</text:span><text:span text:style-name="T23">esponsibilites:</text:span></text:p>
      <text:list xml:id="list812952669" text:style-name="L1">
        <text:list-item>
          <text:p text:style-name="P19"><text:span text:style-name="T33">D</text:span><text:span text:style-name="T34">evelop parts of the core application. </text:span><text:span text:style-name="T33">E.g. </text:span><text:span text:style-name="T37">Writing</text:span><text:span text:style-name="T34"> a transcription service that would take audio from the main </text:span><text:span text:style-name="T37">application</text:span><text:span text:style-name="T34"> and send it off for transcription </text:span><text:span text:style-name="T37">(speech to text)</text:span><text:span text:style-name="T34"> from 3</text:span><text:span text:style-name="T27">rd</text:span><text:span text:style-name="T34"> party vendors. </text:span></text:p>
        </text:list-item>
        <text:list-item>
          <text:p text:style-name="P19"><text:soft-page-break/><text:span text:style-name="T33">D</text:span><text:span text:style-name="T34">evelop auxiliary services and tools. </text:span><text:span text:style-name="T33">E.g </text:span><text:span text:style-name="T35">Writing a webhook service that would would receive events from our source control site (GitHub) and propagate that information to our ticketing website (JIRA).</text:span></text:p>
        </text:list-item>
        <text:list-item>
          <text:p text:style-name="P21"><text:span text:style-name="T36">R</text:span><text:span text:style-name="T34">eview </text:span><text:span text:style-name="T33">and test coworkers code.</text:span><text:span text:style-name="T34"> </text:span></text:p>
        </text:list-item>
      </text:list>
      <text:p text:style-name="P27">Software Developer at GNUPP Ltd</text:p>
      <text:p text:style-name="P8"><text:span text:style-name="T7">Oxford, UK</text:span><text:span text:style-name="T10"> <text:s/></text:span><text:span text:style-name="T11">(</text:span><text:span text:style-name="T10">08/2016 – </text:span><text:span text:style-name="T12">08/2017</text:span><text:span text:style-name="T11">)</text:span><text:span text:style-name="T44">. </text:span><text:span text:style-name="T56">GNUPP Ltd </text:span><text:span text:style-name="T55">is a small development company based in Reading.</text:span><text:span text:style-name="T54"> </text:span><text:span text:style-name="T55">Here, I g</text:span><text:span text:style-name="T14">ained a good </text:span><text:span text:style-name="T16">foundational</text:span><text:span text:style-name="T14"> knowledge of the .NET framework, </text:span><text:span text:style-name="T16">web </text:span><text:span text:style-name="T14">APIs, </text:span><text:span text:style-name="T16">entity framework</text:span><text:span text:style-name="T14"> </text:span><text:span text:style-name="T16">and</text:span><text:span text:style-name="T14"> </text:span><text:span text:style-name="T16">MSSQL</text:span><text:span text:style-name="T14">. </text:span></text:p>
      <text:p text:style-name="P11"><text:span text:style-name="T26">Projects:</text:span><text:span text:style-name="T15"> </text:span></text:p>
      <text:list xml:id="list3187340682" text:style-name="L2">
        <text:list-item>
          <text:p text:style-name="P20"><text:span text:style-name="T38">Magic the Gathering deck building application. </text:span><text:span text:style-name="T40">D</text:span><text:span text:style-name="T38">esigned the database </text:span><text:span text:style-name="T39">schema</text:span><text:span text:style-name="T38"> (MySQL), </text:span><text:span text:style-name="T39">data migrations</text:span><text:span text:style-name="T38"> and wrote an interfacing data layer. </text:span></text:p>
        </text:list-item>
        <text:list-item>
          <text:p text:style-name="P20"><text:span text:style-name="T38">WinForms application </text:span><text:span text:style-name="T39">that would talk to the data later</text:span><text:span text:style-name="T38">, and </text:span><text:span text:style-name="T39">built part of an API for external interfacing</text:span><text:span text:style-name="T38">.</text:span><text:span text:style-name="T70"> </text:span></text:p>
        </text:list-item>
        <text:list-item>
          <text:p text:style-name="P22"><text:span text:style-name="T16">A</text:span><text:span text:style-name="T14"> basic HTTP web serve</text:span><text:span text:style-name="T16">r for an MVC 5 blog.</text:span></text:p>
        </text:list-item>
      </text:list>
      <text:p text:style-name="P28">Postdoctoral Researcher at National Oceanic and Atmospheric Association </text:p>
      <text:p text:style-name="P25"><text:span text:style-name="T76">Chemical Sciences Division, Boulder, Colorado </text:span><text:span text:style-name="T73">(</text:span><text:span text:style-name="T72">08/2014 – 08/2016</text:span><text:span text:style-name="T73">).</text:span><text:span text:style-name="T31"> </text:span><text:span text:style-name="T32">F</text:span><text:span text:style-name="T76">light data </text:span><text:span text:style-name="T78">analysis </text:span><text:span text:style-name="T76">to assess the instrument </text:span><text:span text:style-name="T77">accuracy and precision</text:span><text:span text:style-name="T76"> against other commonly used aerosol absorption measurements. </text:span></text:p>
      <text:p text:style-name="P30">Ph.D. in Aerosol Optical Properties</text:p>
      <text:p text:style-name="P24"><text:span text:style-name="T21">University of Bristol, Aerosol Dynamics Group, Professor Jonathan Reid Laboratory </text:span><text:span text:style-name="T57"><text:s/></text:span><text:span text:style-name="T19">(</text:span><text:span text:style-name="T20">01/2011 – 06/2014</text:span><text:span text:style-name="T19">).</text:span><text:span text:style-name="T21"> </text:span><text:span text:style-name="T22">Published thesis available on request.</text:span></text:p>
      <text:p text:style-name="P12"><text:span text:style-name="T13">Personal and Hobbies</text:span><text:span text:style-name="T3"> </text:span></text:p>
      <text:p text:style-name="P2"><text:bookmark text:name="docs-internal-guid-e08c563d-abd4-cc2a-9ca0-3c0224af011e"/><text:span text:style-name="T45">In my spare time I am an avid cook and foodie. I enjoy running frequently and take part in competitive races. I also have a keen interest in strategic board and card games, in particular, Magic the Gathering.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Calibri Light" svg:font-family="'Calibri Light'" style:font-adornments="Regular" style:font-family-generic="swiss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letter-kerning="true" style:font-name-asian="Times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" fo:font-size="12pt" fo:language="en" fo:country="GB" style:letter-kerning="true" style:font-name-asian="Times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" fo:font-family="Times" style:font-family-generic="roman" style:font-pitch="variable" fo:font-size="12pt" fo:language="en" fo:country="US" fo:font-weight="bold" style:font-name-asian="Times1" style:font-family-asian="Times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-1.27cm" fo:text-indent="0cm" style:auto-text-indent="false" style:punctuation-wrap="hanging" style:vertical-align="baselin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tyle="italic" fo:font-weight="normal" style:font-name-asian="Times New Roman1" style:font-family-asian="'Times New Roman'" style:font-family-generic-asian="system" style:font-pitch-asian="variable" style:font-style-asian="italic" style:font-weight-asian="normal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cm" loext:contextual-spacing="false" fo:text-align="justify" style:justify-single-word="false" fo:keep-with-next="always" style:punctuation-wrap="hanging" style:vertical-align="baseline">
        <style:tab-stops>
          <style:tab-stop style:position="3.651cm"/>
          <style:tab-stop style:position="16.51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 style:punctuation-wrap="hanging" style:vertical-align="baseline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justify" style:justify-single-word="false" fo:keep-with-next="always" style:punctuation-wrap="hanging" style:vertical-align="baseline"/>
      <style:text-properties style:font-name="Arial" fo:font-family="Arial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Arial1" style:font-family-complex="Arial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635cm" fo:margin-bottom="0cm" loext:contextual-spacing="false" fo:text-align="justify" style:justify-single-word="false" fo:keep-with-next="always" style:punctuation-wrap="hanging" style:vertical-align="baseline"/>
      <style:text-properties style:font-name="Arial" fo:font-family="Arial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.501cm" fo:margin-right="0cm" fo:text-indent="-0.616cm" style:auto-text-indent="false" fo:keep-with-next="always"/>
      <style:text-properties style:font-name="Times New Roman" fo:font-family="'Times New Roman'" style:font-family-generic="roman" style:font-pitch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cm" fo:margin-right="-0.071cm" fo:text-align="center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style="italic" fo:font-weight="normal" style:font-style-asian="italic" style:font-weight-asian="normal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1.501cm" fo:margin-right="0cm" fo:text-indent="-1.501cm" style:auto-text-indent="false" fo:keep-with-next="always"/>
      <style:text-properties style:font-name="Times New Roman" fo:font-family="'Times New Roman'" style:font-family-generic="roman" style:font-pitch="variable" fo:font-style="italic" fo:font-weight="normal" style:font-style-asian="italic" style:font-weight-asian="normal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keep-with-next="always"/>
      <style:text-properties style:font-name="Times New Roman" fo:font-family="'Times New Roman'" style:font-family-generic="roman" style:font-pitch="variable" fo:font-style="italic" fo:font-weight="normal" style:font-style-asian="italic" style:font-weight-asian="normal" style:font-style-complex="italic" style:font-weight-complex="bold"/>
    </style:style>
    <style:style style:name="caption" style:family="paragraph" style:parent-style-name="Standard" style:next-style-name="Standard" style:default-outline-level="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left="1.501cm" fo:margin-right="0cm" fo:text-align="center" style:justify-single-word="false" fo:text-indent="-1.50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Block_20_Text" style:display-name="Block Text" style:family="paragraph" style:parent-style-name="Standard" style:default-outline-level="">
      <style:paragraph-properties fo:margin-left="0.501cm" fo:margin-right="0.487cm" fo:margin-top="0.212cm" fo:margin-bottom="0cm" loext:contextual-spacing="false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Body_20_Text_20_2" style:display-name="Body Text 2" style:family="paragraph" style:parent-style-name="Standard" style:default-outline-level="">
      <style:text-properties fo:font-weight="normal" style:font-weight-asian="normal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501cm" fo:margin-right="0cm" fo:text-indent="0cm" style:auto-text-indent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Indent_20_3" style:display-name="Body Text Indent 3" style:family="paragraph" style:parent-style-name="Standard" style:default-outline-level="">
      <style:paragraph-properties fo:margin-left="3.752cm" fo:margin-right="0cm" fo:text-indent="-3.752cm" style:auto-text-indent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a" style:font-name="TimesNewRoman" fo:font-family="TimesNewRoman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Publication" style:family="paragraph" style:parent-style-name="Standard" style:default-outline-level="">
      <style:paragraph-properties fo:text-align="justify" style:justify-single-word="false"/>
      <style:text-properties style:font-name="Arial" fo:font-family="Arial" style:font-family-generic="roman" style:font-pitch="variable" fo:font-size="10pt" fo:font-style="italic" fo:font-weight="normal" style:font-size-asian="10pt" style:font-style-asian="italic" style:font-weight-asian="normal" style:font-name-complex="Arial1" style:font-family-complex="Arial" style:font-family-generic-complex="system" style:font-pitch-complex="variable" style:font-style-complex="italic" style:font-weight-complex="bold"/>
    </style:style>
    <style:style style:name="CV_20_Presentation" style:display-name="CV Presentation" style:family="paragraph" style:parent-style-name="Block_20_Text" style:default-outline-level="">
      <style:paragraph-properties fo:margin-left="0.751cm" fo:margin-right="-0.104cm" fo:text-indent="-0.75cm" style:auto-text-indent="false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font-weight="normal" style:font-name-asian="Courier New1" style:font-family-asian="'Courier New'" style:font-family-generic-asian="system" style:font-pitch-asian="variable" style:font-size-asian="10pt" style:font-weight-asian="normal" style:font-name-complex="Courier New1" style:font-family-complex="'Courier New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en" fo:country="GB" fo:font-weight="normal" style:font-name-asian="Times New Roman1" style:font-family-asian="'Times New Roman'" style:font-family-generic-asian="system" style:font-pitch-asian="variable" style:language-asian="en" style:country-asian="GB" style:font-weight-asian="normal" style:font-size-complex="12pt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bsauthors1" style:family="text" style:parent-style-name="Default_20_Paragraph_20_Font"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abstitle1" style:family="text" style:parent-style-name="Default_20_Paragraph_20_Font"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textbold1" style:family="text" style:parent-style-name="Default_20_Paragraph_20_Font">
      <style:text-properties style:font-name="Verdana" fo:font-family="Verdana" style:font-family-generic="roman" style:font-pitch="variable" fo:font-size="8.5pt" fo:font-weight="bold" style:font-size-asian="8.5pt" style:font-weight-asian="bold" style:font-size-complex="8.5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fo:font-weight="bold" style:font-size-asian="8pt" style:language-asian="en" style:country-asian="US" style:font-weight-asian="bold" style:font-name-complex="Tahoma1" style:font-family-complex="Tahoma" style:font-family-generic-complex="system" style:font-pitch-complex="variable" style:font-size-complex="8pt"/>
    </style:style>
    <style:style style:name="Footer_20_Char" style:display-name="Footer Char" style:family="text" style:parent-style-name="Default_20_Paragraph_20_Font">
      <style:text-properties fo:font-size="12pt" fo:language="en" fo:country="US" fo:font-weight="bold" style:font-size-asian="12pt" style:language-asian="en" style:country-asian="US" style:font-weight-asian="bold"/>
    </style:style>
    <style:style style:name="ListLabel_20_1" style:display-name="ListLabel 1" style:family="text">
      <style:text-properties fo:font-size="10pt" fo:font-style="normal" fo:font-weight="normal" style:font-size-asian="10pt" style:font-style-asian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2.54cm" fo:text-indent="-0.381cm" fo:margin-left="2.2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mbria" fo:font-size="20pt" fo:font-weight="normal" style:font-size-asian="20pt" style:font-weight-asian="normal" style:font-size-complex="20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>
      <style:text-properties officeooo:rsid="0017a17c"/>
    </style:style>
    <style:style style:name="MT2" style:family="text">
      <style:text-properties officeooo:rsid="003aed7b"/>
    </style:style>
    <style:style style:name="Mgr1" style:family="graphic">
      <style:graphic-properties draw:stroke="solid" svg:stroke-width="0.353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513cm" fo:margin-right="0.519cm" fo:margin-top="0.192cm" fo:margin-bottom="0.17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493cm" style:shadow="none" style:writing-mode="lr-tb" style:layout-grid-color="#c0c0c0" style:layout-grid-lines="5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1" draw:name="Line 4" draw:style-name="Mgr1" draw:text-style-name="MP2" svg:x1="0.46cm" svg:y1="1.119cm" svg:x2="10.941cm" svg:y2="1.122cm"><text:p/></draw:line><text:span text:style-name="MT1">Dr </text:span>Bernard <text:span text:style-name="MT2">J. </text:span>Mason</text:p>
      </style:header>
      <style:footer>
        <text:p text:style-name="Footer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0:09:00</meta:creation-date>
    <meta:initial-creator>George Agnes</meta:initial-creator>
    <dc:language>en-GB</dc:language>
    <meta:print-date>2013-05-01T10:20:00</meta:print-date>
    <dc:date>2018-12-23T13:40:18.863000000</dc:date>
    <meta:editing-cycles>54</meta:editing-cycles>
    <dc:title>20)</dc:title>
    <meta:editing-duration>PT5H7M9S</meta:editing-duration>
    <meta:generator>LibreOffice/5.3.2.2$Windows_x86 LibreOffice_project/6cd4f1ef626f15116896b1d8e1398b56da0d0ee1</meta:generator>
    <meta:document-statistic meta:table-count="0" meta:image-count="0" meta:object-count="0" meta:page-count="2" meta:paragraph-count="28" meta:word-count="423" meta:character-count="2797" meta:non-whitespace-character-count="2388"/>
    <meta:user-defined meta:name="AppVersion">16.0000</meta:user-defined>
    <meta:user-defined meta:name="Company">Simon Fraser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the-journal-of-physical-chemistry-a</meta:user-defined>
    <meta:user-defined meta:name="Mendeley Document_1" meta:value-type="string">True</meta:user-defined>
    <meta:user-defined meta:name="Mendeley Recent Style Id 0_1" meta:value-type="string">http://www.zotero.org/styles/american-political-science-association</meta:user-defined>
    <meta:user-defined meta:name="Mendeley Recent Style Id 1_1" meta:value-type="string">http://www.zotero.org/styles/apa</meta:user-defined>
    <meta:user-defined meta:name="Mendeley Recent Style Id 2_1" meta:value-type="string">http://www.zotero.org/styles/american-sociological-association</meta:user-defined>
    <meta:user-defined meta:name="Mendeley Recent Style Id 3_1" meta:value-type="string">http://www.zotero.org/styles/chicago-author-date</meta:user-defined>
    <meta:user-defined meta:name="Mendeley Recent Style Id 4_1" meta:value-type="string">http://www.zotero.org/styles/harvard1</meta:user-defined>
    <meta:user-defined meta:name="Mendeley Recent Style Id 5_1" meta:value-type="string">http://www.zotero.org/styles/ieee</meta:user-defined>
    <meta:user-defined meta:name="Mendeley Recent Style Id 6_1" meta:value-type="string">http://www.zotero.org/styles/modern-humanities-research-association</meta:user-defined>
    <meta:user-defined meta:name="Mendeley Recent Style Id 7_1" meta:value-type="string">http://www.zotero.org/styles/modern-language-association</meta:user-defined>
    <meta:user-defined meta:name="Mendeley Recent Style Id 8_1" meta:value-type="string">http://www.zotero.org/styles/nature</meta:user-defined>
    <meta:user-defined meta:name="Mendeley Recent Style Id 9_1" meta:value-type="string">http://www.zotero.org/styles/the-journal-of-physical-chemistry-a</meta:user-defined>
    <meta:user-defined meta:name="Mendeley Recent Style Name 0_1" meta:value-type="string">American Political Science Association</meta:user-defined>
    <meta:user-defined meta:name="Mendeley Recent Style Name 1_1" meta:value-type="string">American Psychological Association 6th edition</meta:user-defined>
    <meta:user-defined meta:name="Mendeley Recent Style Name 2_1" meta:value-type="string">American Sociological Association</meta:user-defined>
    <meta:user-defined meta:name="Mendeley Recent Style Name 3_1" meta:value-type="string">Chicago Manual of Style 16th edition (author-date)</meta:user-defined>
    <meta:user-defined meta:name="Mendeley Recent Style Name 4_1" meta:value-type="string">Harvard Reference format 1 (author-date)</meta:user-defined>
    <meta:user-defined meta:name="Mendeley Recent Style Name 5_1" meta:value-type="string">IEEE</meta:user-defined>
    <meta:user-defined meta:name="Mendeley Recent Style Name 6_1" meta:value-type="string">Modern Humanities Research Association 3rd edition (note with bibliography)</meta:user-defined>
    <meta:user-defined meta:name="Mendeley Recent Style Name 7_1" meta:value-type="string">Modern Language Association 7th edition</meta:user-defined>
    <meta:user-defined meta:name="Mendeley Recent Style Name 8_1" meta:value-type="string">Nature</meta:user-defined>
    <meta:user-defined meta:name="Mendeley Recent Style Name 9_1" meta:value-type="string">The Journal of Physical Chemistry A</meta:user-defined>
    <meta:user-defined meta:name="Mendeley User Name_1" meta:value-type="string">bernie.mason@googlemail.com@www.mendeley.com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